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4.336cm"/>
    </style:style>
    <style:style style:name="co9" style:family="table-column">
      <style:table-column-properties fo:break-before="auto" style:column-width="3.907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4.992cm"/>
    </style:style>
    <style:style style:name="co12" style:family="table-column">
      <style:table-column-properties fo:break-before="auto" style:column-width="5.396cm"/>
    </style:style>
    <style:style style:name="co13" style:family="table-column">
      <style:table-column-properties fo:break-before="auto" style:column-width="4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tat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Liczba E-unitów</text:p>
          </table:table-cell>
          <table:table-cell office:value-type="string">
            <text:p>Całkowity koszt</text:p>
          </table:table-cell>
          <table:table-cell office:value-type="string">
            <text:p>Całkowity dystans</text:p>
          </table:table-cell>
          <table:table-cell office:value-type="string">
            <text:p>Czas symulacji</text:p>
          </table:table-cell>
          <table:table-cell office:value-type="string">
            <text:p>Średnia liczba E-unitów</text:p>
          </table:table-cell>
          <table:table-cell office:value-type="string">
            <text:p>Średnia całkowity koszt</text:p>
          </table:table-cell>
          <table:table-cell office:value-type="string">
            <text:p>Średni całkowity dystans</text:p>
          </table:table-cell>
          <table:table-cell office:value-type="string">
            <text:p>Średni czas symulacji</text:p>
          </table:table-cell>
          <table:table-cell office:value-type="string">
            <text:p>Liczba E-unitów – odchylenie</text:p>
          </table:table-cell>
          <table:table-cell office:value-type="string">
            <text:p>Całkowity koszt – odchylenie</text:p>
          </table:table-cell>
          <table:table-cell office:value-type="string">
            <text:p>Całkowity dystans – odchylenie</text:p>
          </table:table-cell>
          <table:table-cell office:value-type="string">
            <text:p>Czas symulacji – odchylenie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942">
            <text:p>2942</text:p>
          </table:table-cell>
          <table:table-cell office:value-type="float" office:value="1785">
            <text:p>1785</text:p>
          </table:table-cell>
          <table:table-cell office:value-type="float" office:value="88681">
            <text:p>88681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195">
            <text:p>3195</text:p>
          </table:table-cell>
          <table:table-cell office:value-type="float" office:value="1965">
            <text:p>1965</text:p>
          </table:table-cell>
          <table:table-cell office:value-type="float" office:value="84440">
            <text:p>84440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56">
            <text:p>3256</text:p>
          </table:table-cell>
          <table:table-cell office:value-type="float" office:value="2071">
            <text:p>2071</text:p>
          </table:table-cell>
          <table:table-cell office:value-type="float" office:value="127573">
            <text:p>127573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015">
            <text:p>3015</text:p>
          </table:table-cell>
          <table:table-cell office:value-type="float" office:value="1692">
            <text:p>1692</text:p>
          </table:table-cell>
          <table:table-cell office:value-type="float" office:value="78466">
            <text:p>78466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929">
            <text:p>2929</text:p>
          </table:table-cell>
          <table:table-cell office:value-type="float" office:value="1659">
            <text:p>1659</text:p>
          </table:table-cell>
          <table:table-cell office:value-type="float" office:value="97689">
            <text:p>97689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050">
            <text:p>3050</text:p>
          </table:table-cell>
          <table:table-cell office:value-type="float" office:value="1876">
            <text:p>1876</text:p>
          </table:table-cell>
          <table:table-cell office:value-type="float" office:value="95090">
            <text:p>95090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803">
            <text:p>2803</text:p>
          </table:table-cell>
          <table:table-cell office:value-type="float" office:value="1668">
            <text:p>1668</text:p>
          </table:table-cell>
          <table:table-cell office:value-type="float" office:value="69148">
            <text:p>69148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864">
            <text:p>2864</text:p>
          </table:table-cell>
          <table:table-cell office:value-type="float" office:value="1640">
            <text:p>1640</text:p>
          </table:table-cell>
          <table:table-cell office:value-type="float" office:value="84583">
            <text:p>84583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141">
            <text:p>3141</text:p>
          </table:table-cell>
          <table:table-cell office:value-type="float" office:value="1848">
            <text:p>1848</text:p>
          </table:table-cell>
          <table:table-cell office:value-type="float" office:value="110668">
            <text:p>110668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093">
            <text:p>3093</text:p>
          </table:table-cell>
          <table:table-cell office:value-type="float" office:value="1794">
            <text:p>1794</text:p>
          </table:table-cell>
          <table:table-cell office:value-type="float" office:value="87533">
            <text:p>87533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</table:table-row>
        <table:table-row table:style-name="ro1">
          <table:table-cell office:value-type="string">
            <text:p>srednia</text:p>
          </table:table-cell>
          <table:table-cell table:formula="of:=AVERAGEA([.$B$2:.$B$11])" office:value-type="float" office:value="14.6">
            <text:p>14,6</text:p>
          </table:table-cell>
          <table:table-cell table:formula="of:=AVERAGEA([.$C$2:.$C$11])" office:value-type="float" office:value="3028.8">
            <text:p>3028,8</text:p>
          </table:table-cell>
          <table:table-cell table:formula="of:=AVERAGEA([.$D$2:.$D$11])" office:value-type="float" office:value="1799.8">
            <text:p>1799,8</text:p>
          </table:table-cell>
          <table:table-cell table:formula="of:=AVERAGEA([.$E$2:.$E$11])" office:value-type="float" office:value="92387.1">
            <text:p>92387,1</text:p>
          </table:table-cell>
          <table:table-cell table:number-columns-repeated="8"/>
        </table:table-row>
        <table:table-row table:style-name="ro1">
          <table:table-cell office:value-type="string">
            <text:p>odchylenie</text:p>
          </table:table-cell>
          <table:table-cell table:formula="of:=STDEV([.$B$2:.$B$11])" office:value-type="float" office:value="1.17378779077727">
            <text:p>1,17</text:p>
          </table:table-cell>
          <table:table-cell table:formula="of:=STDEV([.$C$2:.$C$11])" office:value-type="float" office:value="146.147414163463">
            <text:p>146,15</text:p>
          </table:table-cell>
          <table:table-cell table:formula="of:=STDEV([.$D$2:.$D$11])" office:value-type="float" office:value="142.819077468274">
            <text:p>142,82</text:p>
          </table:table-cell>
          <table:table-cell table:formula="of:=STDEV([.$E$2:.$E$11])" office:value-type="float" office:value="16676.2149612355">
            <text:p>16676,21</text:p>
          </table:table-cell>
          <table:table-cell table:number-columns-repeated="8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static.J40" table:end-x="4.239cm" table:end-y="0.16cm" draw:z-index="1" draw:style-name="gr1" svg:width="15.974cm" svg:height="9.006cm" svg:x="0.596cm" svg:y="0.187cm">
              <draw:object draw:notify-on-update-of-ranges="static.C1:static.C1 static.C2:static.C11 static.G1:static.G1 static.G2:static.G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>
            <draw:frame table:end-cell-address="static.F41" table:end-x="3.329cm" table:end-y="0.229cm" draw:z-index="0" draw:style-name="gr1" svg:width="16.001cm" svg:height="9.006cm" svg:x="2.05cm" svg:y="0.256cm">
              <draw:object draw:notify-on-update-of-ranges="static.B2:static.B11 static.F1:static.F1 static.F2:static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static.K61" table:end-x="1.772cm" table:end-y="0.363cm" draw:z-index="3" draw:style-name="gr1" svg:width="17.325cm" svg:height="8.999cm" svg:x="1.827cm" svg:y="0.396cm">
              <draw:object draw:notify-on-update-of-ranges="static.E1:static.E1 static.E2:static.E11 static.I1:static.I1 static.I2:static.I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>
            <draw:frame table:end-cell-address="static.G62" table:end-x="0.283cm" table:end-y="0.299cm" draw:z-index="2" draw:style-name="gr1" svg:width="17.199cm" svg:height="8.999cm" svg:x="1.874cm" svg:y="0.333cm">
              <draw:object draw:notify-on-update-of-ranges="static.D1:static.D1 static.D2:static.D11 static.H1:static.H1 static.H2:static.H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dynamic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Liczba E-unitów</text:p>
          </table:table-cell>
          <table:table-cell office:value-type="string">
            <text:p>Całkowity koszt</text:p>
          </table:table-cell>
          <table:table-cell office:value-type="string">
            <text:p>Całkowity dystans</text:p>
          </table:table-cell>
          <table:table-cell office:value-type="string">
            <text:p>Czas symulacji</text:p>
          </table:table-cell>
          <table:table-cell office:value-type="string">
            <text:p>Średnia liczba E-unitów</text:p>
          </table:table-cell>
          <table:table-cell office:value-type="string">
            <text:p>Średnia całkowity koszt</text:p>
          </table:table-cell>
          <table:table-cell office:value-type="string">
            <text:p>Średni całkowity dystans</text:p>
          </table:table-cell>
          <table:table-cell office:value-type="string">
            <text:p>Średni czas symulacji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295">
            <text:p>4295</text:p>
          </table:table-cell>
          <table:table-cell office:value-type="float" office:value="2354">
            <text:p>2354</text:p>
          </table:table-cell>
          <table:table-cell office:value-type="float" office:value="43022">
            <text:p>43022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586">
            <text:p>3586</text:p>
          </table:table-cell>
          <table:table-cell office:value-type="float" office:value="2288">
            <text:p>2288</text:p>
          </table:table-cell>
          <table:table-cell office:value-type="float" office:value="139643">
            <text:p>139643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594">
            <text:p>4594</text:p>
          </table:table-cell>
          <table:table-cell office:value-type="float" office:value="2403">
            <text:p>2403</text:p>
          </table:table-cell>
          <table:table-cell office:value-type="float" office:value="100086">
            <text:p>100086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office:value-type="float" office:value="2396">
            <text:p>2396</text:p>
          </table:table-cell>
          <table:table-cell office:value-type="float" office:value="219203">
            <text:p>219203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793">
            <text:p>4793</text:p>
          </table:table-cell>
          <table:table-cell office:value-type="float" office:value="2519">
            <text:p>2519</text:p>
          </table:table-cell>
          <table:table-cell office:value-type="float" office:value="130885">
            <text:p>130885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121">
            <text:p>5121</text:p>
          </table:table-cell>
          <table:table-cell office:value-type="float" office:value="2752">
            <text:p>2752</text:p>
          </table:table-cell>
          <table:table-cell office:value-type="float" office:value="55737">
            <text:p>55737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office:value-type="float" office:value="2396">
            <text:p>2396</text:p>
          </table:table-cell>
          <table:table-cell office:value-type="float" office:value="124144">
            <text:p>124144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244">
            <text:p>4244</text:p>
          </table:table-cell>
          <table:table-cell office:value-type="float" office:value="2643">
            <text:p>2643</text:p>
          </table:table-cell>
          <table:table-cell office:value-type="float" office:value="69584">
            <text:p>69584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624">
            <text:p>4624</text:p>
          </table:table-cell>
          <table:table-cell office:value-type="float" office:value="2630">
            <text:p>2630</text:p>
          </table:table-cell>
          <table:table-cell office:value-type="float" office:value="70496">
            <text:p>70496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723">
            <text:p>3723</text:p>
          </table:table-cell>
          <table:table-cell office:value-type="float" office:value="2363">
            <text:p>2363</text:p>
          </table:table-cell>
          <table:table-cell office:value-type="float" office:value="169185">
            <text:p>169185</text:p>
          </table:table-cell>
          <table:table-cell table:formula="of:=AVERAGEA([.$B$2:.$B$11])" office:value-type="float" office:value="7.3">
            <text:p>7,3</text:p>
          </table:table-cell>
          <table:table-cell table:formula="of:=AVERAGEA([.$C$2:.$C$11])" office:value-type="float" office:value="4275.6">
            <text:p>4275,6</text:p>
          </table:table-cell>
          <table:table-cell table:formula="of:=AVERAGEA([.$D$2:.$D$11])" office:value-type="float" office:value="2474.4">
            <text:p>2474,4</text:p>
          </table:table-cell>
          <table:table-cell table:formula="of:=AVERAGEA([.$E$2:.$E$11])" office:value-type="float" office:value="112198.5">
            <text:p>112198,5</text:p>
          </table:table-cell>
        </table:table-row>
        <table:table-row table:style-name="ro1">
          <table:table-cell office:value-type="string">
            <text:p>Odchylenie</text:p>
          </table:table-cell>
          <table:table-cell table:formula="of:=STDEV([.B2:.B11])" office:value-type="float" office:value="1.15950180872841">
            <text:p>1,16</text:p>
          </table:table-cell>
          <table:table-cell table:formula="of:=STDEV([.C2:.C11])" office:value-type="float" office:value="504.195993637395">
            <text:p>504,2</text:p>
          </table:table-cell>
          <table:table-cell table:formula="of:=STDEV([.D2:.D11])" office:value-type="float" office:value="153.017936494023">
            <text:p>153,02</text:p>
          </table:table-cell>
          <table:table-cell table:formula="of:=STDEV([.E2:.E11])" office:value-type="float" office:value="55395.1471425471">
            <text:p>55395,15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>
            <draw:frame table:end-cell-address="dynamic.H50" table:end-x="0.193cm" table:end-y="0.217cm" draw:z-index="2" draw:style-name="gr1" svg:width="15.999cm" svg:height="8.999cm" svg:x="0cm" svg:y="0.25cm">
              <draw:object draw:notify-on-update-of-ranges="dynamic.D2:dynamic.D11 dynamic.H1:dynamic.H1 dynamic.H2:dynamic.H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>
            <draw:frame table:end-cell-address="dynamic.H72" table:end-x="0.196cm" table:end-y="0.356cm" draw:z-index="1" draw:style-name="gr1" svg:width="16.002cm" svg:height="9.006cm" svg:x="0cm" svg:y="0.383cm">
              <draw:object draw:notify-on-update-of-ranges="dynamic.C2:dynamic.C11 dynamic.G1:dynamic.G1 dynamic.G2:dynamic.G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2">
          <table:table-cell table:number-columns-repeated="9"/>
        </table:table-row>
        <table:table-row table:style-name="ro1">
          <table:table-cell>
            <draw:frame table:end-cell-address="dynamic.H95" table:end-x="0.193cm" table:end-y="0.235cm" draw:z-index="0" draw:style-name="gr1" svg:width="15.999cm" svg:height="8.999cm" svg:x="0cm" svg:y="0.268cm">
              <draw:object draw:notify-on-update-of-ranges="dynamic.B2:dynamic.B11 dynamic.F1:dynamic.F1 dynamic.F2:dynamic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2">
          <table:table-cell table:number-columns-repeated="9"/>
        </table:table-row>
        <table:table-row table:style-name="ro1">
          <table:table-cell>
            <draw:frame table:end-cell-address="dynamic.H118" table:end-x="0.312cm" table:end-y="0.063cm" draw:z-index="3" draw:style-name="gr1" svg:width="15.999cm" svg:height="8.999cm" svg:x="0.119cm" svg:y="0.097cm">
              <draw:object draw:notify-on-update-of-ranges="dynamic.E2:dynamic.E11 dynamic.I1:dynamic.I1 dynamic.I2:dynamic.I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23.01.2013</text:date>, <text:time>21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3M52S</meta:editing-duration>
    <meta:editing-cycles>21</meta:editing-cycles>
    <meta:generator>OpenOffice.org/3.3$Win32 OpenOffice.org_project/330m20$Build-9567</meta:generator>
    <dc:date>2013-01-23T21:17:50.28</dc:date>
    <dc:creator>seba </dc:creator>
    <meta:document-statistic meta:table-count="3" meta:cell-count="235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scatter" chart:style-name="ch1">
        <chart:plot-area chart:style-name="ch2" table:cell-range-address="static.B2:static.B11 static.F1:static.F11" chart:data-source-has-labels="row" svg:x="1.358cm" svg:y="0.855cm" svg:width="14.004cm" svg:height="6.964cm">
          <chartooo:coordinate-region svg:x="1.979cm" svg:y="1.067cm" svg:width="13.196cm" svg:height="6.079cm"/>
          <chart:axis chart:dimension="x" chart:name="primary-x" chart:style-name="ch3">
            <chart:title svg:x="7.152cm" svg:y="8cm" chart:style-name="ch4">
              <text:p>Numer pomiaru</text:p>
            </chart:title>
          </chart:axis>
          <chart:axis chart:dimension="y" chart:name="primary-y" chart:style-name="ch3">
            <chart:title svg:x="0.451cm" svg:y="5.532cm" chart:style-name="ch5">
              <text:p>Liczba E-unitów</text:p>
            </chart:title>
            <chart:grid chart:style-name="ch6" chart:class="major"/>
          </chart:axis>
          <chart:series chart:style-name="ch7" chart:values-cell-range-address="static.B2:static.B11" chart:class="chart:scatter">
            <chart:data-point chart:repeated="10"/>
          </chart:series>
          <chart:series chart:style-name="ch8" chart:values-cell-range-address="static.F2:static.F11" chart:label-cell-address="static.F1:static.F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Średnia liczba E-unitów</text:p>
                <draw:g>
                  <svg:desc>static.F1:stati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tatic.B2:static.B11</svg:desc>
                </draw:g>
              </table:table-cell>
              <table:table-cell office:value-type="float" office:value="14.6">
                <text:p>14.6</text:p>
                <draw:g>
                  <svg:desc>static.F2:static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plot-area chart:style-name="ch2" table:cell-range-address="static.C1:static.C11 static.G1:static.G11" chart:data-source-has-labels="row" svg:x="1.357cm" svg:y="0.855cm" svg:width="13.98cm" svg:height="6.964cm">
          <chartooo:coordinate-region svg:x="2.349cm" svg:y="1.067cm" svg:width="12.801cm" svg:height="6.079cm"/>
          <chart:axis chart:dimension="x" chart:name="primary-x" chart:style-name="ch3">
            <chart:title svg:x="7.139cm" svg:y="8cm" chart:style-name="ch4">
              <text:p>Numer pomiaru</text:p>
            </chart:title>
          </chart:axis>
          <chart:axis chart:dimension="y" chart:name="primary-y" chart:style-name="ch5">
            <chart:title svg:x="0.451cm" svg:y="5.492cm" chart:style-name="ch6">
              <text:p>Całkowity koszt</text:p>
            </chart:title>
            <chart:grid chart:style-name="ch7" chart:class="major"/>
          </chart:axis>
          <chart:series chart:style-name="ch8" chart:values-cell-range-address="static.C2:static.C11" chart:label-cell-address="static.C1:static.C1" chart:class="chart:scatter">
            <chart:data-point chart:repeated="10"/>
          </chart:series>
          <chart:series chart:style-name="ch9" chart:values-cell-range-address="static.G2:static.G11" chart:label-cell-address="static.G1:static.G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y koszt</text:p>
                <draw:g>
                  <svg:desc>static.C1:static.C1</svg:desc>
                </draw:g>
              </table:table-cell>
              <table:table-cell office:value-type="string">
                <text:p>Średnia całkowity koszt</text:p>
                <draw:g>
                  <svg:desc>static.G1:static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2">
                <text:p>2942</text:p>
                <draw:g>
                  <svg:desc>static.C2:static.C11</svg:desc>
                </draw:g>
              </table:table-cell>
              <table:table-cell office:value-type="float" office:value="3028.8">
                <text:p>3028.8</text:p>
                <draw:g>
                  <svg:desc>static.G2:static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5">
                <text:p>3195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56">
                <text:p>3256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">
                <text:p>3015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29">
                <text:p>2929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0">
                <text:p>3050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3">
                <text:p>2803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64">
                <text:p>2864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41">
                <text:p>3141</text:p>
              </table:table-cell>
              <table:table-cell office:value-type="float" office:value="3028.8">
                <text:p>302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3">
                <text:p>3093</text:p>
              </table:table-cell>
              <table:table-cell office:value-type="float" office:value="3028.8">
                <text:p>302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cm" svg:height="9cm" xlink:href=".." xlink:type="simple" chart:class="chart:scatter" chart:style-name="ch1">
        <chart:plot-area chart:style-name="ch2" table:cell-range-address="static.D1:static.D11 static.H1:static.H11" chart:data-source-has-labels="row" svg:x="1.382cm" svg:y="0.855cm" svg:width="15.13cm" svg:height="6.957cm">
          <chartooo:coordinate-region svg:x="2.374cm" svg:y="1.067cm" svg:width="13.951cm" svg:height="6.072cm"/>
          <chart:axis chart:dimension="x" chart:name="primary-x" chart:style-name="ch3">
            <chart:title svg:x="7.739cm" svg:y="7.993cm" chart:style-name="ch4">
              <text:p>Numer pomiaru</text:p>
            </chart:title>
          </chart:axis>
          <chart:axis chart:dimension="y" chart:name="primary-y" chart:style-name="ch3">
            <chart:title svg:x="0.451cm" svg:y="5.687cm" chart:style-name="ch5">
              <text:p>Całkowity dystans</text:p>
            </chart:title>
            <chart:grid chart:style-name="ch6" chart:class="major"/>
          </chart:axis>
          <chart:series chart:style-name="ch7" chart:values-cell-range-address="static.D2:static.D11" chart:label-cell-address="static.D1:static.D1" chart:class="chart:scatter">
            <chart:data-point chart:repeated="10"/>
          </chart:series>
          <chart:series chart:style-name="ch8" chart:values-cell-range-address="static.H2:static.H11" chart:label-cell-address="static.H1:static.H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y dystans</text:p>
                <draw:g>
                  <svg:desc>static.D1:static.D1</svg:desc>
                </draw:g>
              </table:table-cell>
              <table:table-cell office:value-type="string">
                <text:p>Średni całkowity dystans</text:p>
                <draw:g>
                  <svg:desc>static.H1:static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5">
                <text:p>1785</text:p>
                <draw:g>
                  <svg:desc>static.D2:static.D11</svg:desc>
                </draw:g>
              </table:table-cell>
              <table:table-cell office:value-type="float" office:value="1799.8">
                <text:p>1799.8</text:p>
                <draw:g>
                  <svg:desc>static.H2:static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5">
                <text:p>1965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1">
                <text:p>2071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2">
                <text:p>1692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9">
                <text:p>1659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6">
                <text:p>1876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8">
                <text:p>1668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0">
                <text:p>1640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8">
                <text:p>1848</text:p>
              </table:table-cell>
              <table:table-cell office:value-type="float" office:value="1799.8">
                <text:p>179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4">
                <text:p>1794</text:p>
              </table:table-cell>
              <table:table-cell office:value-type="float" office:value="1799.8">
                <text:p>179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26cm" svg:height="9cm" xlink:href=".." xlink:type="simple" chart:class="chart:scatter" chart:style-name="ch1">
        <chart:plot-area chart:style-name="ch2" table:cell-range-address="static.E1:static.E11 static.I1:static.I11" chart:data-source-has-labels="row" svg:x="1.384cm" svg:y="0.855cm" svg:width="15.25cm" svg:height="6.957cm">
          <chartooo:coordinate-region svg:x="2.746cm" svg:y="1.067cm" svg:width="13.701cm" svg:height="6.072cm"/>
          <chart:axis chart:dimension="x" chart:name="primary-x" chart:style-name="ch3">
            <chart:title svg:x="7.801cm" svg:y="7.993cm" chart:style-name="ch4">
              <text:p>Numer pomiaru</text:p>
            </chart:title>
          </chart:axis>
          <chart:axis chart:dimension="y" chart:name="primary-y" chart:style-name="ch3">
            <chart:title svg:x="0.451cm" svg:y="5.488cm" chart:style-name="ch5">
              <text:p>Czas symulacji</text:p>
            </chart:title>
            <chart:grid chart:style-name="ch6" chart:class="major"/>
          </chart:axis>
          <chart:series chart:style-name="ch7" chart:values-cell-range-address="static.E2:static.E11" chart:label-cell-address="static.E1:static.E1" chart:class="chart:scatter">
            <chart:data-point chart:repeated="10"/>
          </chart:series>
          <chart:series chart:style-name="ch8" chart:values-cell-range-address="static.I2:static.I11" chart:label-cell-address="static.I1:static.I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symulacji</text:p>
                <draw:g>
                  <svg:desc>static.E1:static.E1</svg:desc>
                </draw:g>
              </table:table-cell>
              <table:table-cell office:value-type="string">
                <text:p>Średni czas symulacji</text:p>
                <draw:g>
                  <svg:desc>static.I1:static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681">
                <text:p>88681</text:p>
                <draw:g>
                  <svg:desc>static.E2:static.E11</svg:desc>
                </draw:g>
              </table:table-cell>
              <table:table-cell office:value-type="float" office:value="92387.1">
                <text:p>92387.1</text:p>
                <draw:g>
                  <svg:desc>static.I2:static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440">
                <text:p>84440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573">
                <text:p>127573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466">
                <text:p>78466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689">
                <text:p>97689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090">
                <text:p>95090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48">
                <text:p>69148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583">
                <text:p>84583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668">
                <text:p>110668</text:p>
              </table:table-cell>
              <table:table-cell office:value-type="float" office:value="92387.1">
                <text:p>9238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533">
                <text:p>87533</text:p>
              </table:table-cell>
              <table:table-cell office:value-type="float" office:value="92387.1">
                <text:p>9238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ynamic.B2:dynamic.B11 dynamic.F1:dynamic.F11" chart:data-source-has-labels="row" svg:x="1.358cm" svg:y="0.855cm" svg:width="14.002cm" svg:height="6.957cm">
          <chartooo:coordinate-region svg:x="1.979cm" svg:y="1.067cm" svg:width="13.194cm" svg:height="6.072cm"/>
          <chart:axis chart:dimension="x" chart:name="primary-x" chart:style-name="ch3">
            <chart:title svg:x="7.151cm" svg:y="7.993cm" chart:style-name="ch4">
              <text:p>Numer pomiaru</text:p>
            </chart:title>
          </chart:axis>
          <chart:axis chart:dimension="y" chart:name="primary-y" chart:style-name="ch3">
            <chart:title svg:x="0.451cm" svg:y="5.528cm" chart:style-name="ch5">
              <text:p>Liczba E-unitów</text:p>
            </chart:title>
            <chart:grid chart:style-name="ch6" chart:class="major"/>
          </chart:axis>
          <chart:series chart:style-name="ch7" chart:values-cell-range-address="dynamic.B2:dynamic.B11" chart:class="chart:scatter">
            <chart:data-point chart:repeated="10"/>
          </chart:series>
          <chart:series chart:style-name="ch8" chart:values-cell-range-address="dynamic.F2:dynamic.F11" chart:label-cell-address="dynamic.F1:dynamic.F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Średnia liczba E-unitów</text:p>
                <draw:g>
                  <svg:desc>dynamic.F1:dynami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dynamic.B2:dynamic.B11</svg:desc>
                </draw:g>
              </table:table-cell>
              <table:table-cell office:value-type="float" office:value="7.3">
                <text:p>7.3</text:p>
                <draw:g>
                  <svg:desc>dynamic.F2:dynamic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plot-area chart:style-name="ch2" table:cell-range-address="dynamic.C2:dynamic.C11 dynamic.G1:dynamic.G11" chart:data-source-has-labels="row" svg:x="1.358cm" svg:y="0.855cm" svg:width="14.005cm" svg:height="6.964cm">
          <chartooo:coordinate-region svg:x="2.35cm" svg:y="1.067cm" svg:width="12.826cm" svg:height="6.079cm"/>
          <chart:axis chart:dimension="x" chart:name="primary-x" chart:style-name="ch3">
            <chart:title svg:x="7.152cm" svg:y="8cm" chart:style-name="ch4">
              <text:p>Numer pomiaru</text:p>
            </chart:title>
          </chart:axis>
          <chart:axis chart:dimension="y" chart:name="primary-y" chart:style-name="ch3">
            <chart:title svg:x="0.451cm" svg:y="5.492cm" chart:style-name="ch5">
              <text:p>Całkowity koszt</text:p>
            </chart:title>
            <chart:grid chart:style-name="ch6" chart:class="major"/>
          </chart:axis>
          <chart:series chart:style-name="ch7" chart:values-cell-range-address="dynamic.C2:dynamic.C11" chart:class="chart:scatter">
            <chart:data-point chart:repeated="10"/>
          </chart:series>
          <chart:series chart:style-name="ch8" chart:values-cell-range-address="dynamic.G2:dynamic.G11" chart:label-cell-address="dynamic.G1:dynamic.G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Średnia całkowity koszt</text:p>
                <draw:g>
                  <svg:desc>dynamic.G1:dynamic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5">
                <text:p>4295</text:p>
                <draw:g>
                  <svg:desc>dynamic.C2:dynamic.C11</svg:desc>
                </draw:g>
              </table:table-cell>
              <table:table-cell office:value-type="float" office:value="4275.6">
                <text:p>4275.6</text:p>
                <draw:g>
                  <svg:desc>dynamic.G2:dynamic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6">
                <text:p>3586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4">
                <text:p>4594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88">
                <text:p>3888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93">
                <text:p>4793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1">
                <text:p>5121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8">
                <text:p>3888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44">
                <text:p>4244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4">
                <text:p>4624</text:p>
              </table:table-cell>
              <table:table-cell office:value-type="float" office:value="4275.6">
                <text:p>4275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23">
                <text:p>3723</text:p>
              </table:table-cell>
              <table:table-cell office:value-type="float" office:value="4275.6">
                <text:p>4275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ynamic.D2:dynamic.D11 dynamic.H1:dynamic.H11" chart:data-source-has-labels="row" svg:x="1.358cm" svg:y="0.855cm" svg:width="14.002cm" svg:height="6.957cm">
          <chartooo:coordinate-region svg:x="2.35cm" svg:y="1.067cm" svg:width="12.823cm" svg:height="6.072cm"/>
          <chart:axis chart:dimension="x" chart:name="primary-x" chart:style-name="ch3">
            <chart:title svg:x="7.151cm" svg:y="7.993cm" chart:style-name="ch4">
              <text:p>Numer pomiaru</text:p>
            </chart:title>
          </chart:axis>
          <chart:axis chart:dimension="y" chart:name="primary-y" chart:style-name="ch3">
            <chart:title svg:x="0.451cm" svg:y="5.687cm" chart:style-name="ch5">
              <text:p>Całkowity dystans</text:p>
            </chart:title>
            <chart:grid chart:style-name="ch6" chart:class="major"/>
          </chart:axis>
          <chart:series chart:style-name="ch7" chart:values-cell-range-address="dynamic.D2:dynamic.D11" chart:class="chart:scatter">
            <chart:data-point chart:repeated="10"/>
          </chart:series>
          <chart:series chart:style-name="ch8" chart:values-cell-range-address="dynamic.H2:dynamic.H11" chart:label-cell-address="dynamic.H1:dynamic.H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Średni całkowity dystans</text:p>
                <draw:g>
                  <svg:desc>dynamic.H1:dynamic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4">
                <text:p>2354</text:p>
                <draw:g>
                  <svg:desc>dynamic.D2:dynamic.D11</svg:desc>
                </draw:g>
              </table:table-cell>
              <table:table-cell office:value-type="float" office:value="2474.4">
                <text:p>2474.4</text:p>
                <draw:g>
                  <svg:desc>dynamic.H2:dynamic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8">
                <text:p>2288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3">
                <text:p>2403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6">
                <text:p>2396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9">
                <text:p>2519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2">
                <text:p>2752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6">
                <text:p>2396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3">
                <text:p>2643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0">
                <text:p>2630</text:p>
              </table:table-cell>
              <table:table-cell office:value-type="float" office:value="2474.4">
                <text:p>247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3">
                <text:p>2363</text:p>
              </table:table-cell>
              <table:table-cell office:value-type="float" office:value="2474.4">
                <text:p>2474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ynamic.E2:dynamic.E11 dynamic.I1:dynamic.I11" chart:data-source-has-labels="row" svg:x="1.358cm" svg:y="0.855cm" svg:width="14.002cm" svg:height="6.957cm">
          <chartooo:coordinate-region svg:x="2.72cm" svg:y="1.067cm" svg:width="12.453cm" svg:height="6.072cm"/>
          <chart:axis chart:dimension="x" chart:name="primary-x" chart:style-name="ch3">
            <chart:title svg:x="7.151cm" svg:y="7.993cm" chart:style-name="ch4">
              <text:p>Numer pomiaru</text:p>
            </chart:title>
          </chart:axis>
          <chart:axis chart:dimension="y" chart:name="primary-y" chart:style-name="ch3">
            <chart:title svg:x="0.451cm" svg:y="5.488cm" chart:style-name="ch5">
              <text:p>Czas symulacji</text:p>
            </chart:title>
            <chart:grid chart:style-name="ch6" chart:class="major"/>
          </chart:axis>
          <chart:series chart:style-name="ch7" chart:values-cell-range-address="dynamic.E2:dynamic.E11" chart:class="chart:scatter">
            <chart:data-point chart:repeated="10"/>
          </chart:series>
          <chart:series chart:style-name="ch8" chart:values-cell-range-address="dynamic.I2:dynamic.I11" chart:label-cell-address="dynamic.I1:dynamic.I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Średni czas symulacji</text:p>
                <draw:g>
                  <svg:desc>dynamic.I1:dynamic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22">
                <text:p>43022</text:p>
                <draw:g>
                  <svg:desc>dynamic.E2:dynamic.E11</svg:desc>
                </draw:g>
              </table:table-cell>
              <table:table-cell office:value-type="float" office:value="112198.5">
                <text:p>112198.5</text:p>
                <draw:g>
                  <svg:desc>dynamic.I2:dynamic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643">
                <text:p>139643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86">
                <text:p>100086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203">
                <text:p>219203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885">
                <text:p>130885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737">
                <text:p>55737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144">
                <text:p>124144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584">
                <text:p>69584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496">
                <text:p>70496</text:p>
              </table:table-cell>
              <table:table-cell office:value-type="float" office:value="112198.5">
                <text:p>11219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185">
                <text:p>169185</text:p>
              </table:table-cell>
              <table:table-cell office:value-type="float" office:value="112198.5">
                <text:p>112198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